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8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2709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1862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1.610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fo:background-color="#ccccff" style:text-align-source="fix" style:repeat-content="false" fo:wrap-option="wrap" fo:border="0.028in solid #aaaaaa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3" style:family="table-cell" style:parent-style-name="Hyperlink" style:data-style-name="N0">
      <style:table-cell-properties fo:background-color="#ccccff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4" style:family="table-cell" style:parent-style-name="Hyperlink" style:data-style-name="N0">
      <style:table-cell-properties fo:background-color="#ffcc99" style:text-align-source="fix" style:repeat-content="false" fo:wrap-option="wrap" fo:border="0.028in solid #aaaaaa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5" style:family="table-cell" style:parent-style-name="Hyperlink" style:data-style-name="N0">
      <style:table-cell-properties fo:background-color="#99ff99" style:text-align-source="fix" style:repeat-content="false" fo:wrap-option="wrap" fo:border="0.028in solid #aaaaaa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6" style:family="table-cell" style:parent-style-name="Hyperlink" style:data-style-name="N0">
      <style:table-cell-properties fo:background-color="#ff99ff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fo:background-color="#ff99ff" style:text-align-source="fix" style:repeat-content="false" fo:wrap-option="wrap" fo:border="0.028in solid #aaaaaa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8" style:family="table-cell" style:parent-style-name="Hyperlink" style:data-style-name="N0">
      <style:table-cell-properties fo:background-color="#ffffcc" style:text-align-source="fix" style:repeat-content="false" fo:wrap-option="wrap" fo:border="0.028in solid #aaaaaa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Hyperlink" style:data-style-name="N0">
      <style:table-cell-properties fo:background-color="#ff9900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11" style:family="table-cell" style:parent-style-name="Hyperlink" style:data-style-name="N0">
      <style:table-cell-properties fo:background-color="#0099ff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12" style:family="table-cell" style:parent-style-name="Hyperlink" style:data-style-name="N0">
      <style:table-cell-properties fo:background-color="#ffff33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13" style:family="table-cell" style:parent-style-name="Hyperlink" style:data-style-name="N0">
      <style:table-cell-properties fo:background-color="#669966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14" style:family="table-cell" style:parent-style-name="Hyperlink" style:data-style-name="N0">
      <style:table-cell-properties fo:background-color="#ff33ff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LXX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/>
          <table:table-cell table:style-name="ce9" office:value-type="string">
            <text:p>Progress updating typos, archaic word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://en.wikipedia.org/wiki/Book_of_Genesis">Genesis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://en.wikipedia.org/wiki/Book_of_Exodus">Exodus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://en.wikipedia.org/wiki/Book_of_Leviticus">Leviticus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://en.wikipedia.org/wiki/Book_of_Numbers">Numbers</text:a>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<text:a xlink:href="http://en.wikipedia.org/wiki/Book_of_Deuteronomy">Deuteronomy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Joshua">Joshua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Judges">Judg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Ruth">Ruth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Samuel">1 Samuel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Samuel">2 Samuel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Kings">1 King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Kings">2 King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Chronicles">1 Chronicl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Chronicles">2 Chronicl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Ezra">Ezra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Nehemiah">Nehemiah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Esther">Esther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Book_of_Job">Job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Psalms">Psalm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Book_of_Proverbs">Proverb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Ecclesiastes">Ecclesiaste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Song_of_Solomon">Song of Solomon</text:a>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<text:a xlink:href="http://en.wikipedia.org/wiki/Book_of_Isaiah">Isaiah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Jeremiah">Jeremiah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Lamentations">Lamentations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Ezekiel">Ezekiel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Daniel">Daniel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osea">Hosea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Joel">Joel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Amos">Amos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Obadiah">Obad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Jonah">Jon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Micah">Mic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Nahum">Nahum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abakkuk">Habakkuk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Zephaniah">Zephan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aggai">Haggai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Zechariah">Zechar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Malachi">Malachi</text:a>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ptuagint" table:style-name="ta2">
        <table:table-column table:style-name="co4" table:default-cell-style-name="ce1"/>
        <table:table-column table:style-name="co3" table:number-columns-repeated="1023" table:default-cell-style-name="ce1"/>
        <table:table-row table:style-name="ro1">
          <table:table-cell/>
          <table:table-cell table:style-name="ce9" office:value-type="string">
            <text:p>Proofread updating typo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://en.wikipedia.org/wiki/Book_of_Genesis">Genesis</text:a>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://en.wikipedia.org/wiki/Book_of_Exodus">Exodus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://en.wikipedia.org/wiki/Book_of_Leviticus">Leviticus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://en.wikipedia.org/wiki/Book_of_Numbers">Numbers</text:a>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<text:a xlink:href="http://en.wikipedia.org/wiki/Book_of_Deuteronomy">Deuteronomy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Joshua">Joshua</text:a>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<text:a xlink:href="http://en.wikipedia.org/wiki/Book_of_Judges">Judg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Ruth">Ruth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Samuel">1 Samuel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Samuel">2 Samuel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Kings">1 King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Kings">2 King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Chronicles">1 Chronicl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Chronicles">2 Chronicl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Ezra">Ezra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Nehemiah">Nehemiah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Esther">Esther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Book_of_Job">Job</text:a>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<text:a xlink:href="http://en.wikipedia.org/wiki/Psalms">Psalm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Book_of_Proverbs">Proverb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Ecclesiastes">Ecclesiaste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Song_of_Solomon">Song of Solomon</text:a>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<text:a xlink:href="http://en.wikipedia.org/wiki/Book_of_Isaiah">Isaiah</text:a>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<text:a xlink:href="http://en.wikipedia.org/wiki/Book_of_Jeremiah">Jeremiah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Lamentations">Lamentations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Ezekiel">Ezekiel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Daniel">Daniel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osea">Hosea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Joel">Joel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Amos">Amos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Obadiah">Obad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Jonah">Jon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Micah">Mic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Nahum">Nahum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abakkuk">Habakkuk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Zephaniah">Zephan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aggai">Haggai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Zechariah">Zechar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Malachi">Malachi</text:a>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cott_&amp;_Hort" table:style-name="ta2">
        <table:table-column table:style-name="co5" table:default-cell-style-name="ce1"/>
        <table:table-column table:style-name="co3" table:number-columns-repeated="1023" table:default-cell-style-name="ce1"/>
        <table:table-row table:style-name="ro1">
          <table:table-cell/>
          <table:table-cell table:style-name="ce9" office:value-type="string">
            <text:p>Proofread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a xlink:href="http://en.wikipedia.org/wiki/Gospel_of_Matthew">Matthew</text:a>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a xlink:href="http://en.wikipedia.org/wiki/Gospel_of_Mark">Mark</text:a>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<text:a xlink:href="http://en.wikipedia.org/wiki/Gospel_of_Luke">Luke</text:a>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<text:a xlink:href="http://en.wikipedia.org/wiki/Gospel_of_John">John</text:a>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<text:a xlink:href="http://en.wikipedia.org/wiki/Acts_of_the_Apostles">Acts</text:a>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<text:a xlink:href="http://en.wikipedia.org/wiki/Epistle_to_the_Romans">Rom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he_Corinthians">1 Corinth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he_Corinthians">2 Corinth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Galatians">Galat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Ephesians">Ephes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Philippians">Philipp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Colossians">Coloss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he_Thessalonians">1 Thessalon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he_Thessalonians">2 Thessalon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imothy">1 Timothy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imothy">2 Timothy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itus">Titu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Philemon">Philemo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to_the_Hebrews">Hebrews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of_James">James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First_Epistle_of_Peter">1 Peter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Second_Epistle_of_Peter">2 Peter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First_Epistle_of_John">1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Second_Epistle_of_John">2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Third_Epistle_of_John">3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of_Jude">Jude</text:a>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<text:a xlink:href="http://en.wikipedia.org/wiki/Book_of_Revelation">Revelation</text:a>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HEB" table:style-name="ta2">
        <table:table-column table:style-name="co5" table:default-cell-style-name="ce1"/>
        <table:table-column table:style-name="co3" table:number-columns-repeated="1023" table:default-cell-style-name="ce1"/>
        <table:table-row table:style-name="ro1">
          <table:table-cell/>
          <table:table-cell table:style-name="ce9" office:value-type="string">
            <text:p>Proofread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a xlink:href="http://en.wikipedia.org/wiki/Gospel_of_Matthew">Matthew</text:a>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<text:a xlink:href="http://en.wikipedia.org/wiki/Gospel_of_Mark">Mark</text:a>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<text:a xlink:href="http://en.wikipedia.org/wiki/Gospel_of_Luke">Luke</text:a>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<text:a xlink:href="http://en.wikipedia.org/wiki/Gospel_of_John">John</text:a>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<text:a xlink:href="http://en.wikipedia.org/wiki/Acts_of_the_Apostles">Act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Romans">Rom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he_Corinthians">1 Corinth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he_Corinthians">2 Corinth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Galatians">Galat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Ephesians">Ephes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Philippians">Philipp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Colossians">Coloss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he_Thessalonians">1 Thessalon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he_Thessalonians">2 Thessalon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imothy">1 Timothy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imothy">2 Timothy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itus">Titu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Philemon">Philemo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to_the_Hebrews">Hebrews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of_James">James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First_Epistle_of_Peter">1 Peter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Second_Epistle_of_Peter">2 Peter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First_Epistle_of_John">1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Second_Epistle_of_John">2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Third_Epistle_of_John">3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of_Jude">Jude</text:a>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<text:a xlink:href="http://en.wikipedia.org/wiki/Book_of_Revelation">Revelation</text:a>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2"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" table:number-columns-repeated="1020" table:default-cell-style-name="ce1"/>
        <table:table-row table:style-name="ro1">
          <table:table-cell table:style-name="ce15" office:value-type="string" table:number-columns-spanned="4" table:number-rows-spanned="1">
            <text:p>Find and replace names in the LXX2012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Original</text:p>
          </table:table-cell>
          <table:table-cell office:value-type="string">
            <text:p>Replacement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 office:value-type="string">
            <text:p>Separate and format each book after the English and Greek has been updated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06/22/2012</text:date>, <text:time>22:1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Paul</meta:initial-creator>
    <dc:creator>Joel and Brittany Ray</dc:creator>
    <meta:creation-date>2012-06-22T21:35:12Z</meta:creation-date>
    <dc:date>2012-06-22T22:19:07.74</dc:date>
    <meta:editing-duration>PT2M41S</meta:editing-duration>
    <meta:editing-cycles>2</meta:editing-cycles>
    <meta:document-statistic meta:table-count="5" meta:cell-count="146" meta:object-count="0"/>
  </office:meta>
</office:document-meta>
</file>